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5000004D943BDBC71CE0B260D.png" manifest:media-type="image/png"/>
  <manifest:file-entry manifest:full-path="Pictures/10000001000002850000038A730A77FB576E939D.png" manifest:media-type="image/png"/>
  <manifest:file-entry manifest:full-path="Pictures/100000010000028B00000369BF7ED4AB04AEC58F.png" manifest:media-type="image/png"/>
  <manifest:file-entry manifest:full-path="Pictures/100000010000028C000002A97EFB5B6A6529F264.png" manifest:media-type="image/png"/>
  <manifest:file-entry manifest:full-path="Pictures/100000010000028F000004DD2A2832F24CE48DF7.png" manifest:media-type="image/png"/>
  <manifest:file-entry manifest:full-path="Pictures/100000010000028900000475D9A4E636E49FACAA.png" manifest:media-type="image/png"/>
  <manifest:file-entry manifest:full-path="Pictures/100000010000028D0000036662E88C9A78EFE4AA.png" manifest:media-type="image/png"/>
  <manifest:file-entry manifest:full-path="Pictures/100000010000028100000362F356BEE5F1DFC7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06cm" svg:y="0.051cm" svg:width="17cm" svg:height="23.88cm" draw:z-index="0"><draw:image xlink:href="Pictures/10000001000002850000038A730A77FB576E939D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15.436cm" svg:height="29.7cm" draw:z-index="1"><draw:image xlink:href="Pictures/1000000100000285000004D943BDBC71CE0B260D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2" draw:name="Image3" text:anchor-type="char" svg:width="17cm" svg:height="22.798cm" draw:z-index="2"><draw:image xlink:href="Pictures/100000010000028B00000369BF7ED4AB04AEC5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x="-0.386cm" svg:y="0.386cm" svg:width="16.893cm" svg:height="29.7cm" draw:z-index="3"><draw:image xlink:href="Pictures/100000010000028900000475D9A4E636E49FACAA.png" xlink:type="simple" xlink:show="embed" xlink:actuate="onLoad" draw:mime-type="image/png"/></draw:frame><text:soft-page-break/></text:p>
      <text:p text:style-name="Standard"><draw:frame draw:style-name="fr1" draw:name="Image5" text:anchor-type="char" svg:x="-0.254cm" svg:y="-1.852cm" svg:width="15.625cm" svg:height="29.7cm" draw:z-index="4"><draw:image xlink:href="Pictures/100000010000028F000004DD2A2832F24CE48DF7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><draw:frame draw:style-name="fr1" draw:name="Image6" text:anchor-type="char" svg:x="-0.069cm" svg:y="0.034cm" svg:width="16.962cm" svg:height="22.916cm" draw:z-index="5"><draw:image xlink:href="Pictures/100000010000028100000362F356BEE5F1DFC7B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char" svg:x="0.293cm" svg:y="0.445cm" svg:width="17cm" svg:height="22.648cm" draw:z-index="6"><draw:image xlink:href="Pictures/100000010000028D0000036662E88C9A78EFE4AA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058cm" svg:y="0.191cm" svg:width="17cm" svg:height="17.755cm" draw:z-index="7"><draw:image xlink:href="Pictures/100000010000028C000002A97EFB5B6A6529F2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7:52:24.833000000</meta:creation-date>
    <dc:date>2023-03-23T18:08:14.586000000</dc:date>
    <meta:editing-duration>PT5M54S</meta:editing-duration>
    <meta:editing-cycles>2</meta:editing-cycles>
    <meta:generator>LibreOffice/7.2.4.1$Windows_X86_64 LibreOffice_project/27d75539669ac387bb498e35313b970b7fe9c4f9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